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F80000026AF71606A60CA6893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601cm" svg:height="5.231cm" svg:x="6.682cm" svg:y="12.521cm">
          <draw:image xlink:href="Pictures/10000000000003F80000026AF71606A60CA6893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3:22:52.812898544</meta:creation-date>
    <dc:date>2018-04-20T13:23:11.553148949</dc:date>
    <meta:editing-duration>PT19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